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Liberation Sans'" style:font-family-asian="'Liberation Sans'" style:font-family-complex="'Liberation Sans'"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4.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bold"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4.00pt" fo:font-weight="bold" fo:font-family="'Liberation Serif'" style:font-family-asian="'Liberation Serif'" style:font-family-complex="'Liberation Serif'" fo:background-color="transparent" style:use-window-font-color="true"/>
    </style:style>
    <style:style style:name="T110" style:family="text">
      <style:text-properties fo:font-size="12.00pt" fo:font-weight="normal" fo:font-family="'Liberation Serif'" style:font-family-asian="'Liberation Serif'" style:font-family-complex="'Liberation Serif'"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fo:margin-top="7.00pt" fo:margin-bottom="6.00pt"/>
    </style:style>
    <style:style style:name="P3" style:family="paragraph">
      <style:paragraph-properties fo:line-height="115.00%" fo:text-align="left" fo:margin-bottom="7.00pt"/>
    </style:style>
    <style:style style:name="P4" style:family="paragraph">
      <style:paragraph-properties fo:line-height="100.00%" fo:text-align="left" fo:margin-top="7.00pt" fo:margin-bottom="6.00pt"/>
    </style:style>
    <style:style style:name="P5" style:family="paragraph">
      <style:paragraph-properties fo:line-height="115.00%" fo:text-align="left" fo:margin-bottom="7.00pt"/>
    </style:style>
    <text:list-style style:name="L6">
      <text:list-level-style-bullet text:level="1" text:bullet-char="•">
        <style:list-level-properties text:space-before="21.20pt" text:min-label-width="14.15pt"/>
        <style:text-properties fo:font-family="Symbol"/>
      </text:list-level-style-bullet>
    </text:list-style>
    <style:style style:name="P6" style:family="paragraph">
      <style:paragraph-properties fo:line-height="115.00%" fo:text-align="left"/>
    </style:style>
    <style:style style:name="P7" style:family="paragraph">
      <style:paragraph-properties fo:line-height="100.00%" fo:text-align="left" fo:margin-top="7.00pt" fo:margin-bottom="6.00pt"/>
    </style:style>
    <style:style style:name="P8" style:family="paragraph">
      <style:paragraph-properties fo:line-height="115.00%" fo:text-align="left" fo:margin-bottom="7.00pt"/>
    </style:style>
    <text:list-style style:name="L9">
      <text:list-level-style-bullet text:level="1" text:bullet-char="•">
        <style:list-level-properties text:space-before="21.20pt" text:min-label-width="14.15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bottom="7.00pt"/>
    </style:style>
    <style:style style:name="P11" style:family="paragraph">
      <style:paragraph-properties fo:line-height="100.00%" fo:text-align="left" fo:margin-top="7.00pt" fo:margin-bottom="6.00pt"/>
    </style:style>
    <style:style style:name="P12" style:family="paragraph">
      <style:paragraph-properties fo:line-height="115.00%" fo:text-align="left" fo:margin-bottom="7.00pt"/>
    </style:style>
    <text:list-style style:name="L13">
      <text:list-level-style-bullet text:level="1" text:bullet-char="•">
        <style:list-level-properties text:space-before="21.20pt" text:min-label-width="14.15pt"/>
        <style:text-properties fo:font-family="Symbol"/>
      </text:list-level-style-bullet>
    </text:list-style>
    <style:style style:name="P13" style:family="paragraph">
      <style:paragraph-properties fo:line-height="115.00%" fo:text-align="left"/>
    </style:style>
    <style:style style:name="P14" style:family="paragraph">
      <style:paragraph-properties fo:line-height="100.00%" fo:text-align="left" fo:margin-left="1.50pt" fo:text-indent="-1.50pt">
        <style:tab-stops>
          <style:tab-stop style:position="69.45pt" style:type="center"/>
          <style:tab-stop style:position="49343.25pt" style:type="center"/>
          <style:tab-stop style:position="444797.65pt" style:type="right"/>
          <style:tab-stop style:position="-1.50pt"/>
          <style:tab-stop style:position="48.10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1.50pt" fo:text-indent="-1.50pt">
        <style:tab-stops>
          <style:tab-stop style:position="69.45pt" style:type="center"/>
          <style:tab-stop style:position="49343.25pt" style:type="center"/>
          <style:tab-stop style:position="444797.65pt" style:type="right"/>
          <style:tab-stop style:position="-1.50pt"/>
          <style:tab-stop style:position="48.10pt" style:type="center"/>
        </style:tab-stops>
      </style:paragraph-properties>
    </style:style>
    <style:style style:name="P17"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18" style:family="paragraph">
      <style:paragraph-properties fo:line-height="100.00%" fo:text-align="left"/>
    </style:style>
    <text:list-style style:name="L19">
      <text:list-level-style-bullet text:level="1" text:bullet-char="•">
        <style:list-level-properties text:space-before="21.20pt" text:min-label-width="14.15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bottom="14.15pt"/>
    </style:style>
    <style:style style:name="P21" style:family="paragraph">
      <style:paragraph-properties fo:line-height="100.00%" fo:text-align="left"/>
    </style:style>
    <style:style style:name="P22"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21.20pt" text:min-label-width="14.15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27" style:family="paragraph">
      <style:paragraph-properties fo:line-height="100.00%" fo:text-align="left"/>
    </style:style>
    <text:list-style style:name="L28">
      <text:list-level-style-bullet text:level="1" text:bullet-char="•">
        <style:list-level-properties text:space-before="21.20pt" text:min-label-width="14.15pt"/>
        <style:text-properties fo:font-family="Symbol"/>
      </text:list-level-style-bullet>
    </text:list-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31" style:family="paragraph">
      <style:paragraph-properties fo:line-height="100.00%" fo:text-align="left"/>
    </style:style>
    <text:list-style style:name="L32">
      <text:list-level-style-bullet text:level="1" text:bullet-char="•">
        <style:list-level-properties text:space-before="21.20pt" text:min-label-width="14.15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35" style:family="paragraph">
      <style:paragraph-properties fo:line-height="100.00%" fo:text-align="left"/>
    </style:style>
    <text:list-style style:name="L36">
      <text:list-level-style-bullet text:level="1" text:bullet-char="•">
        <style:list-level-properties text:space-before="21.20pt" text:min-label-width="14.15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39" style:family="paragraph">
      <style:paragraph-properties fo:line-height="100.00%" fo:text-align="left"/>
    </style:style>
    <text:list-style style:name="L40">
      <text:list-level-style-bullet text:level="1" text:bullet-char="•">
        <style:list-level-properties text:space-before="21.20pt" text:min-label-width="14.15pt"/>
        <style:text-properties fo:font-family="Symbol"/>
      </text:list-level-style-bullet>
    </text:list-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43" style:family="paragraph">
      <style:paragraph-properties fo:line-height="100.00%" fo:text-align="left"/>
    </style:style>
    <text:list-style style:name="L44">
      <text:list-level-style-bullet text:level="1" text:bullet-char="•">
        <style:list-level-properties text:space-before="21.20pt" text:min-label-width="14.15pt"/>
        <style:text-properties fo:font-family="Symbol"/>
      </text:list-level-style-bullet>
    </text:list-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fo:margin-left="1.50pt" fo:text-indent="-1.50pt">
        <style:tab-stops>
          <style:tab-stop style:position="69.45pt" style:type="center"/>
          <style:tab-stop style:position="49164.05pt" style:type="center"/>
          <style:tab-stop style:position="444775.25pt" style:type="right"/>
          <style:tab-stop style:position="24.10pt"/>
          <style:tab-stop style:position="48.10pt" style:type="center"/>
        </style:tab-stops>
      </style:paragraph-properties>
    </style:style>
    <style:style style:name="P47" style:family="paragraph">
      <style:paragraph-properties fo:line-height="100.00%" fo:text-align="left" fo:margin-left="1.50pt" fo:text-indent="-1.50pt">
        <style:tab-stops>
          <style:tab-stop style:position="69.45pt" style:type="center"/>
          <style:tab-stop style:position="49164.05pt"/>
          <style:tab-stop style:position="444775.25pt" style:type="right"/>
          <style:tab-stop style:position="24.10pt"/>
          <style:tab-stop style:position="48.10pt" style:type="center"/>
        </style:tab-stops>
      </style:paragraph-properties>
    </style:style>
    <style:style style:name="P48" style:family="paragraph">
      <style:paragraph-properties fo:line-height="100.00%" fo:text-align="left"/>
    </style:style>
    <text:list-style style:name="L49">
      <text:list-level-style-bullet text:level="1" text:bullet-char="•">
        <style:list-level-properties text:space-before="21.20pt" text:min-label-width="14.15pt"/>
        <style:text-properties fo:font-family="Symbol"/>
      </text:list-level-style-bullet>
    </text:list-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fo:margin-left="1.50pt" fo:text-indent="-1.50pt">
        <style:tab-stops>
          <style:tab-stop style:position="69.45pt" style:type="center"/>
          <style:tab-stop style:position="49164.05pt"/>
          <style:tab-stop style:position="444775.25pt" style:type="right"/>
          <style:tab-stop style:position="24.10pt"/>
          <style:tab-stop style:position="48.10pt" style:type="center"/>
        </style:tab-stops>
      </style:paragraph-properties>
    </style:style>
    <style:style style:name="P52" style:family="paragraph">
      <style:paragraph-properties fo:line-height="100.00%" fo:text-align="left" fo:margin-top="7.00pt" fo:margin-bottom="6.00pt"/>
    </style:style>
    <style:style style:name="P53" style:family="paragraph">
      <style:paragraph-properties fo:line-height="115.00%" fo:text-align="left" fo:margin-bottom="7.00pt"/>
    </style:style>
    <style:style style:name="P54" style:family="paragraph">
      <style:paragraph-properties fo:line-height="100.00%" fo:text-align="left" fo:margin-top="7.00pt" fo:margin-bottom="6.00pt"/>
    </style:style>
    <style:style style:name="P55" style:family="paragraph">
      <style:paragraph-properties fo:line-height="115.00%" fo:text-align="left" fo:margin-bottom="7.00pt"/>
    </style:style>
    <style:style style:name="TableColumn0100" style:family="table-column">
      <style:table-column-properties style:column-width="0.985417in"/>
    </style:style>
    <style:style style:name="TableColumn0101" style:family="table-column">
      <style:table-column-properties style:column-width="0.688889in"/>
    </style:style>
    <style:style style:name="TableColumn0102" style:family="table-column">
      <style:table-column-properties style:column-width="2.213889in"/>
    </style:style>
    <style:style style:name="TableColumn0103" style:family="table-column">
      <style:table-column-properties style:column-width="0.901389in"/>
    </style:style>
    <style:style style:name="TableColumn0104" style:family="table-column">
      <style:table-column-properties style:column-width="0.899306in"/>
    </style:style>
    <style:style style:name="Table01" style:family="table">
      <style:table-properties style:width="5.688889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0417in solid #808080" fo:border-left="0.010417in solid #808080" fo:border-right="0.010417in solid #808080" fo:border-bottom="0.000694in solid #808080" fo:padding-left="0.020833in" fo:padding-right="0.020833in" fo:vertical-align="center" fo:background-color="#ffffff"/>
    </style:style>
    <style:style style:name="TableCell010001" style:family="table-cell">
      <style:table-cell-properties fo:border-top="0.010417in solid #808080" fo:border-left="0.000694in solid #808080" fo:border-right="0.010417in solid #808080" fo:border-bottom="0.000694in solid #808080" fo:padding-left="0.020833in" fo:padding-right="0.020833in" fo:vertical-align="center" fo:background-color="#ffffff"/>
    </style:style>
    <style:style style:name="TableCell010002" style:family="table-cell">
      <style:table-cell-properties fo:border-top="0.010417in solid #808080" fo:border-left="0.000694in solid #808080" fo:border-right="0.010417in solid #808080" fo:border-bottom="0.000694in solid #808080" fo:padding-left="0.020833in" fo:padding-right="0.020833in" fo:vertical-align="center" fo:background-color="#ffffff"/>
    </style:style>
    <style:style style:name="TableCell010003" style:family="table-cell">
      <style:table-cell-properties fo:border-top="0.010417in solid #808080" fo:border-left="0.000694in solid #808080" fo:border-right="0.010417in solid #808080" fo:border-bottom="0.000694in solid #808080" fo:padding-left="0.020833in" fo:padding-right="0.020833in" fo:vertical-align="center" fo:background-color="#ffffff"/>
    </style:style>
    <style:style style:name="TableCell010004" style:family="table-cell">
      <style:table-cell-properties fo:border-top="0.010417in solid #808080" fo:border-left="0.000694in solid #808080" fo:border-right="0.010417in solid #808080" fo:border-bottom="0.000694in solid #808080" fo:padding-left="0.020833in" fo:padding-right="0.020833in" fo:vertical-align="center" fo:background-color="#ffffff"/>
    </style:style>
    <style:style style:name="TableRow0101" style:family="table-row">
      <style:table-row-properties/>
    </style:style>
    <style:style style:name="TableCell0101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1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1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1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1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2" style:family="table-row">
      <style:table-row-properties/>
    </style:style>
    <style:style style:name="TableCell0102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2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2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2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2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3" style:family="table-row">
      <style:table-row-properties/>
    </style:style>
    <style:style style:name="TableCell0103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3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3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3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3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4" style:family="table-row">
      <style:table-row-properties/>
    </style:style>
    <style:style style:name="TableCell0104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4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4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4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4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5" style:family="table-row">
      <style:table-row-properties/>
    </style:style>
    <style:style style:name="TableCell0105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5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5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5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5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6" style:family="table-row">
      <style:table-row-properties/>
    </style:style>
    <style:style style:name="TableCell0106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6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6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6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6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7" style:family="table-row">
      <style:table-row-properties/>
    </style:style>
    <style:style style:name="TableCell010700" style:family="table-cell">
      <style:table-cell-properties fo:border-top="0.000694in solid #000000" fo:border-left="0.010417in solid #808080" fo:border-right="0.010417in solid #808080" fo:border-bottom="0.000694in solid #808080" fo:padding-left="0.020833in" fo:padding-right="0.020833in" fo:vertical-align="center" fo:background-color="#ffffff"/>
    </style:style>
    <style:style style:name="TableCell010701"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702"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703"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Cell010704" style:family="table-cell">
      <style:table-cell-properties fo:border-top="0.000694in solid #000000" fo:border-left="0.000694in solid #808080" fo:border-right="0.010417in solid #808080" fo:border-bottom="0.000694in solid #808080" fo:padding-left="0.020833in" fo:padding-right="0.020833in" fo:vertical-align="center" fo:background-color="#ffffff"/>
    </style:style>
    <style:style style:name="TableRow0108" style:family="table-row">
      <style:table-row-properties/>
    </style:style>
    <style:style style:name="TableCell010800" style:family="table-cell">
      <style:table-cell-properties fo:border-top="0.000694in solid #000000" fo:border-left="0.010417in solid #808080" fo:border-right="0.010417in solid #808080" fo:border-bottom="0.010417in solid #808080" fo:padding-left="0.020833in" fo:padding-right="0.020833in" fo:vertical-align="center" fo:background-color="#ffffff"/>
    </style:style>
    <style:style style:name="TableCell010801" style:family="table-cell">
      <style:table-cell-properties fo:border-top="0.000694in solid #000000" fo:border-left="0.000694in solid #808080" fo:border-right="0.010417in solid #808080" fo:border-bottom="0.010417in solid #808080" fo:padding-left="0.020833in" fo:padding-right="0.020833in" fo:vertical-align="center" fo:background-color="#ffffff"/>
    </style:style>
    <style:style style:name="TableCell010802" style:family="table-cell">
      <style:table-cell-properties fo:border-top="0.000694in solid #000000" fo:border-left="0.000694in solid #808080" fo:border-right="0.010417in solid #808080" fo:border-bottom="0.010417in solid #808080" fo:padding-left="0.020833in" fo:padding-right="0.020833in" fo:vertical-align="center" fo:background-color="#ffffff"/>
    </style:style>
    <style:style style:name="TableCell010803" style:family="table-cell">
      <style:table-cell-properties fo:border-top="0.000694in solid #000000" fo:border-left="0.000694in solid #808080" fo:border-right="0.010417in solid #808080" fo:border-bottom="0.010417in solid #808080" fo:padding-left="0.020833in" fo:padding-right="0.020833in" fo:vertical-align="center" fo:background-color="#ffffff"/>
    </style:style>
    <style:style style:name="TableCell010804" style:family="table-cell">
      <style:table-cell-properties fo:border-top="0.000694in solid #000000" fo:border-left="0.000694in solid #808080" fo:border-right="0.010417in solid #808080" fo:border-bottom="0.010417in solid #808080" fo:padding-left="0.020833in" fo:padding-right="0.020833in" fo:vertical-align="center" fo:background-color="#ffffff"/>
    </style:style>
  </office:automatic-styles>
  <office:body>
    <office:text>
      <text:p text:style-name="P1"><text:span text:style-name="T1">UnBSense<text:s/></text:span><text:span text:style-name="T2">– Project Plan</text:span></text:p>
      <text:p text:style-name="P2"><text:span text:style-name="T3">1 Introduction </text:span></text:p>
      <text:p text:style-name="P3"><text:span text:style-name="T4">This plan covers the content and enablement portions of the UnBSense project. A separate plan covers the tooling component. </text:span></text:p>
      <text:p text:style-name="P4"><text:span text:style-name="T5"/></text:p>
      <text:p text:style-name="P4"><text:span text:style-name="T5"/></text:p>
      <text:p text:style-name="P4"><text:span text:style-name="T6">2 Project Organization </text:span></text:p>
      <text:p text:style-name="P5"><text:span text:style-name="T7">See also:<text:s/></text:span><text:a xlink:href="http://www.eclipse.org/epf/"><text:span text:style-name="T8">http://www.eclipse.org/epf/</text:span></text:a><text:span text:style-name="T9"><text:line-break/><text:line-break/>The work is divided into __ content areas. Each content area is lead by a product owner that is the content lead, working closely with a number of contributors. The product owner is responsible for making sure that bugs and enhancement requests are triaged and assigned, and responsible for updating the project burndown (status) on a dual-weekly basis.</text:span></text:p>
      <text:p text:style-name="P5"><text:span text:style-name="T9">The work is divided into the following content areas: </text:span></text:p>
      <text:list text:style-name="L6">
        <text:list-item>
          <text:p text:style-name="P6"><text:span text:style-name="T9">Research: Dr. Marcelo Ladeira (lead), Otto von Sperling, Antônio de Moura. </text:span></text:p>
        </text:list-item>
        <text:list-item>
          <text:p text:style-name="P6"><text:span text:style-name="T9">Marketing &amp; Sales: Octávio Cardoso (lead). </text:span></text:p>
        </text:list-item>
        <text:list-item>
          <text:p text:style-name="P6"><text:span text:style-name="T9">Development: Otto von Sperling (lead), Antônio de Moura, Igor Figueira. </text:span></text:p>
        </text:list-item>
        <text:list-item>
          <text:p text:style-name="P6"><text:span text:style-name="T9">Infrastructure &amp; Support: Igor Figueira (lead), Otto von Sperling.</text:span></text:p>
        </text:list-item>
        <text:list-item>
          <text:p text:style-name="P6"><text:span text:style-name="T9">Compliance &amp; Privacy: Dr. Frank Santa Cruz (consulting lawyer), Otto von Sperling, Octavio Cardoso (lawyer).</text:span></text:p>
        </text:list-item>
      </text:list>
      <text:p text:style-name="P7"><text:span text:style-name="T10"/></text:p>
      <text:p text:style-name="P7"><text:span text:style-name="T10"/></text:p>
      <text:p text:style-name="P7"><text:span text:style-name="T11">3 Project Practices and Measurements </text:span></text:p>
      <text:p text:style-name="P8"><text:span text:style-name="T12">The UnBSense team will use Scrum and Kanban practices adapted, given the fact that research is being done parallel to development . Key artifacts include: Project Plan, Work Item List , Iteration Plan and Status Analysis. </text:span></text:p>
      <text:p text:style-name="P8"><text:span text:style-name="T12">Progress is tracked using two primary measurements using a point system. It is estimated that 1 point represents 2h of work: </text:span></text:p>
      <text:list text:style-name="L9">
        <text:list-item>
          <text:p text:style-name="P9"><text:span text:style-name="T12">Project/Version Backlog: The project backlog shows progress relative to overall work to be done within the version being worked on. </text:span></text:p>
        </text:list-item>
        <text:list-item>
          <text:p text:style-name="P10"><text:span text:style-name="T12">Sprint Backlog: The Sprint backlog shows progress relative to work intended for the current iteration. </text:span></text:p>
        </text:list-item>
      </text:list>
      <text:p text:style-name="P11"><text:span text:style-name="T13"/></text:p>
      <text:p text:style-name="P11"><text:span text:style-name="T14">4  Project Milestones and Objectives </text:span></text:p>
      <text:p text:style-name="P12"><text:span text:style-name="T15">This section covers objectives for the first 18 months of the project. </text:span></text:p>
      <text:list text:style-name="L13">
        <text:list-item>
          <text:p text:style-name="P13"><text:span text:style-name="T15">Database creation and expansion</text:span></text:p>
        </text:list-item>
        <text:list-item>
          <text:p text:style-name="P13"><text:span text:style-name="T15">MVP Design prototyping</text:span></text:p>
        </text:list-item>
        <text:list-item>
          <text:p text:style-name="P13"><text:span text:style-name="T15">Pilot partnership roll-out</text:span></text:p>
        </text:list-item>
        <text:list-item>
          <text:p text:style-name="P13"><text:span text:style-name="T15">Local market expansion</text:span></text:p>
        </text:list-item>
        <text:list-item>
          <text:p text:style-name="P13"><text:span text:style-name="T15">Nation-wide market acquisition</text:span></text:p>
        </text:list-item>
        <text:list-item>
          <text:p text:style-name="P13"><text:span text:style-name="T15">Constant feature and functionality deployment</text:span></text:p>
        </text:list-item>
        <text:list-item>
          <text:p text:style-name="P13"><text:span text:style-name="T15">Brand building</text:span></text:p>
        </text:list-item>
        <text:list-item>
          <text:p text:style-name="P13"><text:span text:style-name="T15">Enterprise contracts acquisition</text:span></text:p>
        </text:list-item>
        <text:list-item>
          <text:p text:style-name="P13"><text:span text:style-name="T15">Further research in NLP and Data Mining</text:span></text:p>
        </text:list-item>
        <text:list-item>
          <text:p text:style-name="P13"><text:span text:style-name="T15">Expansion to new markets with new SaaS products</text:span></text:p>
        </text:list-item>
      </text:list>
      <table:table table:style-name="Table01">
        <table:table-column table:style-name="TableColumn0100"/>
        <table:table-column table:style-name="TableColumn0101"/>
        <table:table-column table:style-name="TableColumn0102"/>
        <table:table-column table:style-name="TableColumn0103"/>
        <table:table-column table:style-name="TableColumn0104"/>
        <table:table-row table:style-name="TableRow0100">
          <table:table-cell table:style-name="TableCell010000">
            <text:p text:style-name="P15"><text:span text:style-name="T17">Phase</text:span><text:span text:style-name="T18"/></text:p>
          </table:table-cell>
          <table:table-cell table:style-name="TableCell010001">
            <text:p text:style-name="P15"><text:span text:style-name="T19">Iteration</text:span><text:span text:style-name="T20"/></text:p>
          </table:table-cell>
          <table:table-cell table:style-name="TableCell010002">
            <text:p text:style-name="P15"><text:span text:style-name="T21">Primary Objective (risks and use cases scenarios)</text:span><text:span text:style-name="T22"/></text:p>
          </table:table-cell>
          <table:table-cell table:style-name="TableCell010003">
            <text:p text:style-name="P15"><text:span text:style-name="T23">Scheduled start or milestone</text:span><text:span text:style-name="T24"/></text:p>
          </table:table-cell>
          <table:table-cell table:style-name="TableCell010004">
            <text:p text:style-name="P15"><text:span text:style-name="T25">Duration Estimate (calendar days)</text:span><text:span text:style-name="T26"/></text:p>
          </table:table-cell>
        </table:table-row>
        <table:table-row table:style-name="TableRow0101">
          <table:table-cell table:style-name="TableCell010100">
            <text:p text:style-name="P18"><text:span text:style-name="T27">Inception/ Warm-up<text:s/></text:span><text:span text:style-name="T28"/></text:p>
          </table:table-cell>
          <table:table-cell table:style-name="TableCell010101">
            <text:p text:style-name="P18"><text:span text:style-name="T29">M0<text:s/></text:span><text:span text:style-name="T30"/></text:p>
          </table:table-cell>
          <table:table-cell table:style-name="TableCell010102">
            <text:list text:style-name="L19">
              <text:list-item>
                <text:p text:style-name="P19"><text:span text:style-name="T31">Ethics Committee approval.</text:span></text:p>
              </text:list-item>
              <text:list-item>
                <text:p text:style-name="P19"><text:span text:style-name="T31">FAP/DF project funding proposal. </text:span></text:p>
              </text:list-item>
              <text:list-item>
                <text:p text:style-name="P20"><text:span text:style-name="T31">Validation round for the MVP - Intreviews. </text:span></text:p>
              </text:list-item>
              <text:list-item>
                <text:p text:style-name="P20"><text:span text:style-name="T31">Consultancy for data privacy law compliance</text:span><text:span text:style-name="T32"/></text:p>
              </text:list-item>
            </text:list>
          </table:table-cell>
          <table:table-cell table:style-name="TableCell010103">
            <text:p text:style-name="P21"><text:span text:style-name="T33">10/11/2018<text:line-break/>07/12/2005<text:s/></text:span><text:span text:style-name="T34"/></text:p>
          </table:table-cell>
          <table:table-cell table:style-name="TableCell010104">
            <text:p text:style-name="P21"><text:span text:style-name="T35">27days<text:s/></text:span><text:span text:style-name="T36"/></text:p>
          </table:table-cell>
        </table:table-row>
        <table:table-row table:style-name="TableRow0102">
          <table:table-cell table:style-name="TableCell010200">
            <text:p text:style-name="P23"><text:span text:style-name="T37">Prototype</text:span><text:span text:style-name="T38"/></text:p>
          </table:table-cell>
          <table:table-cell table:style-name="TableCell010201">
            <text:p text:style-name="P23"><text:span text:style-name="T39">M1<text:s/></text:span><text:span text:style-name="T40"/></text:p>
          </table:table-cell>
          <table:table-cell table:style-name="TableCell010202">
            <text:list text:style-name="L24">
              <text:list-item>
                <text:p text:style-name="P24"><text:span text:style-name="T41">Choose color palettes. </text:span></text:p>
              </text:list-item>
              <text:list-item>
                <text:p text:style-name="P24"><text:span text:style-name="T41">Provision website domain and hosting.</text:span></text:p>
              </text:list-item>
              <text:list-item>
                <text:p text:style-name="P24"><text:span text:style-name="T41"><text:s/>Choose wireframing tools</text:span></text:p>
              </text:list-item>
              <text:list-item>
                <text:p text:style-name="P24"><text:span text:style-name="T41">Desing the mockup prototype</text:span><text:span text:style-name="T42"/></text:p>
              </text:list-item>
            </text:list>
          </table:table-cell>
          <table:table-cell table:style-name="TableCell010203">
            <text:p text:style-name="P25"><text:span text:style-name="T43">11/12/2018<text:line-break/>20/12/2018</text:span><text:span text:style-name="T44"/></text:p>
          </table:table-cell>
          <table:table-cell table:style-name="TableCell010204">
            <text:p text:style-name="P25"><text:span text:style-name="T45">9days<text:s/></text:span><text:span text:style-name="T46"/></text:p>
          </table:table-cell>
        </table:table-row>
        <table:table-row table:style-name="TableRow0103">
          <table:table-cell table:style-name="TableCell010300">
            <text:p text:style-name="P27"><text:span text:style-name="T47">MVP Dev.</text:span><text:span text:style-name="T48"/></text:p>
          </table:table-cell>
          <table:table-cell table:style-name="TableCell010301">
            <text:p text:style-name="P27"><text:span text:style-name="T49">M2<text:s/></text:span><text:span text:style-name="T50"/></text:p>
          </table:table-cell>
          <table:table-cell table:style-name="TableCell010302">
            <text:list text:style-name="L28">
              <text:list-item>
                <text:p text:style-name="P28"><text:span text:style-name="T51">Development fundamental functionality</text:span></text:p>
              </text:list-item>
              <text:list-item>
                <text:p text:style-name="P28"><text:span text:style-name="T51">Ensure Test coverage</text:span></text:p>
              </text:list-item>
              <text:list-item>
                <text:p text:style-name="P28"><text:span text:style-name="T51">Ensure data privacy laws compliance</text:span></text:p>
              </text:list-item>
              <text:list-item>
                <text:p text:style-name="P28"><text:span text:style-name="T51">Ensure security compliance</text:span></text:p>
              </text:list-item>
              <text:list-item>
                <text:p text:style-name="P28"><text:span text:style-name="T51">UX fire test</text:span><text:span text:style-name="T52"/></text:p>
              </text:list-item>
            </text:list>
          </table:table-cell>
          <table:table-cell table:style-name="TableCell010303">
            <text:p text:style-name="P29"><text:span text:style-name="T53">20/12/2018<text:line-break/>24/01/2019</text:span><text:span text:style-name="T54"/></text:p>
          </table:table-cell>
          <table:table-cell table:style-name="TableCell010304">
            <text:p text:style-name="P29"><text:span text:style-name="T55">35days<text:s/></text:span><text:span text:style-name="T56"/></text:p>
          </table:table-cell>
        </table:table-row>
        <table:table-row table:style-name="TableRow0104">
          <table:table-cell table:style-name="TableCell010400">
            <text:p text:style-name="P31"><text:span text:style-name="T57">Deploymentto Production</text:span><text:span text:style-name="T58"/></text:p>
          </table:table-cell>
          <table:table-cell table:style-name="TableCell010401">
            <text:p text:style-name="P31"><text:span text:style-name="T59">M3<text:s/></text:span><text:span text:style-name="T60"/></text:p>
          </table:table-cell>
          <table:table-cell table:style-name="TableCell010402">
            <text:list text:style-name="L32">
              <text:list-item>
                <text:p text:style-name="P32"><text:span text:style-name="T61">Incremental integration of changes in development version</text:span><text:span text:style-name="T62"/></text:p>
              </text:list-item>
            </text:list>
          </table:table-cell>
          <table:table-cell table:style-name="TableCell010403">
            <text:p text:style-name="P33"><text:span text:style-name="T63">25/01/2019<text:line-break/>01/02/2019</text:span><text:span text:style-name="T64"/></text:p>
          </table:table-cell>
          <table:table-cell table:style-name="TableCell010404">
            <text:p text:style-name="P33"><text:span text:style-name="T65">7days<text:s/></text:span><text:span text:style-name="T66"/></text:p>
          </table:table-cell>
        </table:table-row>
        <table:table-row table:style-name="TableRow0105">
          <table:table-cell table:style-name="TableCell010500">
            <text:p text:style-name="P35"><text:span text:style-name="T67">SaaS Core Expansion</text:span><text:span text:style-name="T68"/></text:p>
          </table:table-cell>
          <table:table-cell table:style-name="TableCell010501">
            <text:p text:style-name="P35"><text:span text:style-name="T69">M4<text:s/></text:span><text:span text:style-name="T70"/></text:p>
          </table:table-cell>
          <table:table-cell table:style-name="TableCell010502">
            <text:list text:style-name="L36">
              <text:list-item>
                <text:p text:style-name="P36"><text:span text:style-name="T71">New trained models will substitute the current ones in production, after at least 5 days of trial in development at 70% capacity<text:s/></text:span><text:span text:style-name="T72"/></text:p>
              </text:list-item>
            </text:list>
          </table:table-cell>
          <table:table-cell table:style-name="TableCell010503">
            <text:p text:style-name="P37"><text:span text:style-name="T73">2/02/2019<text:line-break/>19/03/2019</text:span><text:span text:style-name="T74"/></text:p>
          </table:table-cell>
          <table:table-cell table:style-name="TableCell010504">
            <text:p text:style-name="P37"><text:span text:style-name="T75">35days<text:s/></text:span><text:span text:style-name="T76"/></text:p>
          </table:table-cell>
        </table:table-row>
        <table:table-row table:style-name="TableRow0106">
          <table:table-cell table:style-name="TableCell010600">
            <text:p text:style-name="P39"><text:span text:style-name="T77">Deploymentto Production</text:span><text:span text:style-name="T78"/></text:p>
          </table:table-cell>
          <table:table-cell table:style-name="TableCell010601">
            <text:p text:style-name="P39"><text:span text:style-name="T79">M5<text:s/></text:span><text:span text:style-name="T80"/></text:p>
          </table:table-cell>
          <table:table-cell table:style-name="TableCell010602">
            <text:list text:style-name="L40">
              <text:list-item>
                <text:p text:style-name="P40"><text:span text:style-name="T81">Incremental integration of changes in development version</text:span><text:span text:style-name="T82"/></text:p>
              </text:list-item>
            </text:list>
          </table:table-cell>
          <table:table-cell table:style-name="TableCell010603">
            <text:p text:style-name="P41"><text:span text:style-name="T83">7/17/2019<text:line-break/>8/4/2019<text:s/></text:span><text:span text:style-name="T84"/></text:p>
          </table:table-cell>
          <table:table-cell table:style-name="TableCell010604">
            <text:p text:style-name="P41"><text:span text:style-name="T85">7days<text:s/></text:span><text:span text:style-name="T86"/></text:p>
          </table:table-cell>
        </table:table-row>
        <table:table-row table:style-name="TableRow0107">
          <table:table-cell table:style-name="TableCell010700">
            <text:p text:style-name="P43"><text:span text:style-name="T87">Development</text:span><text:span text:style-name="T88"/></text:p>
          </table:table-cell>
          <table:table-cell table:style-name="TableCell010701">
            <text:p text:style-name="P43"><text:span text:style-name="T89">M6<text:s/></text:span><text:span text:style-name="T90"/></text:p>
          </table:table-cell>
          <table:table-cell table:style-name="TableCell010702">
            <text:list text:style-name="L44">
              <text:list-item>
                <text:p text:style-name="P44"><text:span text:style-name="T91">Incremental changes in UX.</text:span></text:p>
              </text:list-item>
              <text:list-item>
                <text:p text:style-name="P44"><text:span text:style-name="T91">Constant screenings and compliance auditing.<text:s/></text:span><text:span text:style-name="T92"/></text:p>
              </text:list-item>
            </text:list>
          </table:table-cell>
          <table:table-cell table:style-name="TableCell010703">
            <text:p text:style-name="P45"><text:span text:style-name="T93">8/7/2019<text:line-break/>9/1/2019<text:s/></text:span><text:span text:style-name="T94"/></text:p>
          </table:table-cell>
          <table:table-cell table:style-name="TableCell010704">
            <text:p text:style-name="P45"><text:span text:style-name="T95">35days<text:s/></text:span><text:span text:style-name="T96"/></text:p>
          </table:table-cell>
        </table:table-row>
        <table:table-row table:style-name="TableRow0108">
          <table:table-cell table:style-name="TableCell010800">
            <text:p text:style-name="P48"><text:span text:style-name="T97">Deployment to Production</text:span><text:span text:style-name="T98"/></text:p>
          </table:table-cell>
          <table:table-cell table:style-name="TableCell010801">
            <text:p text:style-name="P48"><text:span text:style-name="T99">M7<text:s/></text:span><text:span text:style-name="T100"/></text:p>
          </table:table-cell>
          <table:table-cell table:style-name="TableCell010802">
            <text:list text:style-name="L49">
              <text:list-item>
                <text:p text:style-name="P49"><text:span text:style-name="T101">Incremental integration of changes in development version</text:span><text:span text:style-name="T102"/></text:p>
              </text:list-item>
            </text:list>
          </table:table-cell>
          <table:table-cell table:style-name="TableCell010803">
            <text:p text:style-name="P50"><text:span text:style-name="T103">9/4/2019<text:line-break/>9/29/2019<text:s/></text:span><text:span text:style-name="T104"/></text:p>
          </table:table-cell>
          <table:table-cell table:style-name="TableCell010804">
            <text:p text:style-name="P50"><text:span text:style-name="T105">7days<text:s/></text:span><text:span text:style-name="T106"/></text:p>
          </table:table-cell>
        </table:table-row>
      </table:table>
      <text:p text:style-name="P52"><text:span text:style-name="T107"><text:line-break/>5 Deployment </text:span></text:p>
      <text:p text:style-name="P53"><text:span text:style-name="T108">The SaaS system will be deployed to development environment throughout the 5-Sprint streak. The development environment will run along the production environment at 25% capacity.</text:span></text:p>
      <text:p text:style-name="P53"><text:span text:style-name="T108">Every end of the 5-Sprint streak, the changes in the development will be merged with the production on, unless any compliance points have been infringed in the running version in production. In this case, changes will be integrated at the end of the Sprint, after required testing is done.</text:span></text:p>
      <text:p text:style-name="P54"><text:span text:style-name="T109">6 Lessons Learned </text:span></text:p>
      <text:p text:style-name="P55"><text:span text:style-name="T110">N/A.</text:span></text:p>
      <text:p text:style-name="P55"><text:span text:style-name="T1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